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229in" fo:margin-left="2.0146in" fo:margin-right="2.5875in" table:align="margins"/>
    </style:style>
    <style:style style:name="Table1.A" style:family="table-column">
      <style:table-column-properties style:column-width="1.0729in" style:rel-column-width="1545*"/>
    </style:style>
    <style:style style:name="Table1.B" style:family="table-column">
      <style:table-column-properties style:column-width="1.25in" style:rel-column-width="1800*"/>
    </style:style>
    <style:style style:name="Table1.A1" style:family="table-cell">
      <style:table-cell-properties fo:background-color="#33333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333333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Nimbus Roman No9 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181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36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543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7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5902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08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26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44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6626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e Pelotas</text:p>
      <text:p text:style-name="P4">Bacharelado em Ciência da Computação</text:p>
      <text:p text:style-name="P4">Programação Orientada a Objetos – 2008/2</text:p>
      <text:p text:style-name="P3"/>
      <text:p text:style-name="P7">Fractal de Mandelbrot</text:p>
      <text:p text:style-name="P7"/>
      <text:p text:style-name="P4">Bruno Rodrigues</text:p>
      <text:p text:style-name="P4">Eduardo Saffer</text:p>
      <text:p text:style-name="P4">Marco Beckmann</text:p>
      <text:p text:style-name="P4"/>
      <text:p text:style-name="P1"><text:span text:style-name="T2"/></text:p>
      <text:p text:style-name="P1"><text:span text:style-name="T2"><text:tab/></text:span><text:span text:style-name="T3">O programa tem como objetivo principal calcular uma fractal de Mandelbrot utilizando Threads, para isso foi utilizado 4 classes:</text:span></text:p>
      <text:list text:style-name="L1">
        <text:list-item>
          <text:p text:style-name="P2"><text:span text:style-name="T2">Mandelbrot</text:span><text:span text:style-name="T3">: responsável por coordenar as chamadas e também possuí o método main.</text:span></text:p>
        </text:list-item>
        <text:list-item>
          <text:p text:style-name="P2"><text:span text:style-name="T2">Picture</text:span><text:span text:style-name="T3">: classe pega na Internet, ela é responsável por exibir a imagem gerada na tela. Ela possui métodos que criam uma janela e permitem desenhar uma imagem nela setando a cor de um determinado pixel na tela.</text:span></text:p>
        </text:list-item>
        <text:list-item>
          <text:p text:style-name="P2"><text:span text:style-name="T2">Pinta</text:span><text:span text:style-name="T3">: realiza o cálculo da fractal, ela possui uma herança da classe Thread, possibilitando o cálculo com várias concorrências.</text:span></text:p>
        </text:list-item>
        <text:list-item>
          <text:p text:style-name="P2"><text:span text:style-name="T2">Complex</text:span><text:span text:style-name="T3">: classe matemática, que guarda um número complexo e realiza algumas funções simples, que são necessárias para o calculo da fractal.</text:span></text:p>
          <text:p text:style-name="P2"><text:span text:style-name="T3"/></text:p>
        </text:list-item>
      </text:list>
      <text:p text:style-name="P1"><text:span text:style-name="T3"><text:tab/>A documentação das classes está na pasta doc/ no diretório do código fonte e foi gerada pelo javadoc utilizando o comando:</text:span></text:p>
      <text:p text:style-name="P1"><text:span text:style-name="T3"><text:tab/> </text:span><text:span text:style-name="T5">$ javadoc -charset utf-8 -d doc *.java</text:span></text:p>
      <text:p text:style-name="P1"><text:span text:style-name="T5"/></text:p>
      <text:p text:style-name="P5">Threads</text:p>
      <text:p text:style-name="P5"><text:span text:style-name="T1"><text:tab/>No programa é possível selecionar o número de threads que serão iniciadas apartir de um parâmetro na linha de comando. Com o comando time, pegamos o tempo de processamento de acordo com o número de threads iniciadas.</text:span></text:p>
      <text:p text:style-name="P5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hreads</text:p>
          </table:table-cell>
          <table:table-cell table:style-name="Table1.B1" office:value-type="string">
            <text:p text:style-name="P9">Tempo (ms)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5.952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7.948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B2" office:value-type="string">
            <text:p text:style-name="P8">10.129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P8">12.017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B2" office:value-type="string">
            <text:p text:style-name="P8">13.993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B2" office:value-type="string">
            <text:p text:style-name="P8">16.457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B2" office:value-type="string">
            <text:p text:style-name="P8">18.293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B2" office:value-type="string">
            <text:p text:style-name="P8">21.209</text:p>
          </table:table-cell>
        </table:table-row>
        <table:table-row>
          <table:table-cell table:style-name="Table1.A2" office:value-type="string">
            <text:p text:style-name="P8">17</text:p>
          </table:table-cell>
          <table:table-cell table:style-name="Table1.B2" office:value-type="string">
            <text:p text:style-name="P8">24.558</text:p>
          </table:table-cell>
        </table:table-row>
        <table:table-row>
          <table:table-cell table:style-name="Table1.A2" office:value-type="string">
            <text:p text:style-name="P8">19</text:p>
          </table:table-cell>
          <table:table-cell table:style-name="Table1.B2" office:value-type="string">
            <text:p text:style-name="P8">26.514</text:p>
          </table:table-cell>
        </table:table-row>
      </table:table>
      <text:p text:style-name="P5"><text:span text:style-name="T1"/></text:p>
      <text:p text:style-name="P6"><text:soft-page-break/>Parâmetros da aplicação</text:p>
      <text:p text:style-name="P1"><text:span text:style-name="T3"><text:tab/>O programa, por padrão já tem os parâmetros inicializados, porém é possível seta-los para alterar o número de threads, iterações na imagem e a fórmula para o cálculo da superfície.</text:span></text:p>
      <text:p text:style-name="P1"><text:span text:style-name="T3"/></text:p>
      <text:p text:style-name="P1"><text:span text:style-name="T3"><text:tab/></text:span><text:span text:style-name="T5">$ java Mandelbrot &lt;threads&gt; &lt;iterações&gt; &lt;xc&gt; &lt;yc&gt; &lt;size&gt;</text:span></text:p>
      <text:p text:style-name="P1"><text:span text:style-name="T3"/></text:p>
      <text:p text:style-name="P1"><text:span text:style-name="T3"><text:tab/>O valor padrão para cada parâmetro é:</text:span></text:p>
      <text:p text:style-name="P1"><text:span text:style-name="T3"><text:tab/>threads: 6</text:span></text:p>
      <text:p text:style-name="P1"><text:span text:style-name="T3"><text:tab/>iterações: 255</text:span></text:p>
      <text:p text:style-name="P1"><text:span text:style-name="T3"><text:tab/>xc: -.5</text:span></text:p>
      <text:p text:style-name="P1"><text:span text:style-name="T3"><text:tab/>yc: 0</text:span></text:p>
      <text:p text:style-name="P1"><text:span text:style-name="T3"><text:tab/>size: 2</text:span></text:p>
      <text:p text:style-name="P1"><text:span text:style-name="T3"/></text:p>
      <text:p text:style-name="P6">Diagramas UML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runo Rodrigues</meta:initial-creator>
    <meta:creation-date>2008-12-04T10:13:27</meta:creation-date>
    <dc:creator>Bruno Rodrigues</dc:creator>
    <dc:date>2008-12-04T11:05:48</dc:date>
    <meta:editing-cycles>4</meta:editing-cycles>
    <meta:editing-duration>PT37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8" meta:word-count="281" meta:character-count="1695"/>
  </office:meta>
</office:document-meta>
</file>